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5in" fo:margin-left="-0.075in" fo:margin-top="0in" fo:margin-bottom="0in" table:align="left" style:writing-mode="lr-tb"/>
    </style:style>
    <style:style style:name="Table1.A" style:family="table-column">
      <style:table-column-properties style:column-width="3.136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4743in" style:keep-together="true" fo:keep-together="auto"/>
    </style:style>
    <style:style style:name="Table1.5" style:family="table-row">
      <style:table-row-properties style:min-row-height="0.5056in" style:keep-together="true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>
      <style:paragraph-properties fo:margin-left="0.25in" fo:margin-right="0in" fo:text-indent="0in" style:auto-text-indent="false"/>
    </style:style>
    <style:style style:name="P6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P7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FS-220 Team Evaluation Form</text:span></text:p>
      <text:p text:style-name="Standard"/>
      <text:p text:style-name="Standard">Your name: Gary Fishback</text:p>
      <text:p text:style-name="Standard">Week #: 1</text:p>
      <text:p text:style-name="Standard"/>
      <text:p text:style-name="Standard">Write the name of each team member in a separate column, including yourself. For each person, indicate how much you agree with the statement on the left, using a scale of 1-4 (1=strongly disagree; 2=disagree; 3=agree; 4=strongly agree). Total the numbers in each column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2">Evaluation Criteria</text:span></text:p>
          </table:table-cell>
          <table:table-cell table:style-name="Table1.A1" office:value-type="string">
            <text:p text:style-name="Standard"><text:span text:style-name="T2">Team member:</text:span></text:p>
            <text:p text:style-name="P1"/>
            <text:p text:style-name="P1">Jessica Grey</text:p>
          </table:table-cell>
          <table:table-cell table:style-name="Table1.A1" office:value-type="string">
            <text:p text:style-name="Standard"><text:span text:style-name="T2">Team member:</text:span></text:p>
            <text:p text:style-name="P1">Brevan Daniels</text:p>
          </table:table-cell>
          <table:table-cell table:style-name="Table1.A1" office:value-type="string">
            <text:p text:style-name="Standard"><text:span text:style-name="T2">Team member:</text:span></text:p>
          </table:table-cell>
        </table:table-row>
        <table:table-row table:style-name="Table1.1">
          <table:table-cell table:style-name="Table1.A1" office:value-type="string">
            <text:p text:style-name="Standard">Completed team assignment on tim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epared work in a quality manner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Standard">Demonstrated a cooperative and supportive attitud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>Contributed to the success of the project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TOTALS</text:p>
          </table:table-cell>
          <table:table-cell table:style-name="Table1.A1" office:value-type="string">
            <text:p text:style-name="Standard">16</text:p>
            <text:p text:style-name="Standard"/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Feedback on team dynamics:</text:p>
      <text:p text:style-name="Standard"/>
      <text:list xml:id="list4996651483722381240" text:style-name="WWNum1">
        <text:list-item>
          <text:p text:style-name="P6">How effectively did your team work this week?</text:p>
        </text:list-item>
      </text:list>
      <text:p text:style-name="Standard"><text:tab/>We worked together well. It's been a bit of a slow startup getting back to each other, but overall no issues co-operating <text:tab/>to get a general consensus. </text:p>
      <text:p text:style-name="Standard"/>
      <text:p text:style-name="Standard"/>
      <text:p text:style-name="Standard"/>
      <text:list xml:id="list43239364" text:continue-numbering="true" text:style-name="WWNum1">
        <text:list-item>
          <text:p text:style-name="P6"><text:soft-page-break/>Were the behaviors of any of your team members particularly valuable or detrimental to the team? Explain.</text:p>
        </text:list-item>
      </text:list>
      <text:p text:style-name="P5"/>
      <text:p text:style-name="P5"><text:tab/>Everyone's contributions were valuable. Contributions in this case were communicating in a timely manner.</text:p>
      <text:p text:style-name="P7"><text:tab/></text:p>
      <text:p text:style-name="Standard"/>
      <text:p text:style-name="P3"/>
      <text:p text:style-name="P3"/>
      <text:p text:style-name="Standard"><text:span text:style-name="T3">Adapted from a peer evaluation form developed at Johns Hopkins University (October, 200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norman</meta:initial-creator>
    <dc:creator>Gary Fishback</dc:creator>
    <meta:editing-cycles>2</meta:editing-cycles>
    <meta:creation-date>2020-12-29T17:24:00</meta:creation-date>
    <dc:date>2021-03-21T23:00:02.49</dc:date>
    <meta:editing-duration>P0D</meta:editing-duration>
    <meta:generator>OpenOffice/4.1.7$Win32 OpenOffice.org_project/417m1$Build-9800</meta:generator>
    <meta:document-statistic meta:table-count="1" meta:image-count="0" meta:object-count="0" meta:page-count="2" meta:paragraph-count="32" meta:word-count="187" meta:character-count="1119"/>
    <meta:user-defined meta:name="AppVersion">16.0000</meta:user-defined>
    <meta:user-defined meta:name="Company">Eberl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